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ReferenceImpl.DynamicReferenceImpl( EndpointRegistry registry , Filter &lt; InternalEndpoint &gt;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ReferenceImpl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ferenceImpl.set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ReferenceImpl.cho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ynamicReferenc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